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>Components</text:h>
      <text:p><text:span text:style-name="Bold">Total Components: </text:span><text:span>{{ total_components }}</text:span></text:p>
      <text:p><text:span text:style-name="Bold">Direct Dependencies: </text:span><text:span>{{ direct_dependencies }}</text:span></text:p>
      <text:p><text:span text:style-name="Bold">Transitive Dependencies: </text:span><text:span>{{ transitive_dependencies }}</text:span></text:p>
      <text:p><text:span text:style-name="Bold">Dependency Depth: </text:span><text:span>{{ dependency_depth }}</text:span></text:p>
      <text:h text:outline-level="1">Repository Health</text:h>
      <text:p><text:span text:style-name="Bold">License: </text:span><text:span>{{ license }}</text:span></text:p>
      <text:p><text:span text:style-name="Bold">Repository: </text:span><text:span>{{ repository_url }}</text:span></text:p>
      <text:p><text:span text:style-name="Bold">Total Releases: </text:span><text:span>{{ total_releases }}</text:span></text:p>
      <text:h text:outline-level="1">Vulnerabilities</text:h>
      <text:p><text:span text:style-name="Bold">Total Matches: </text:span><text:span>{{ total_matches }}</text:span></text:p>
      <text:p><text:span text:style-name="Bold">Unique Vulnerabilities: </text:span><text:span>{{ unique_vulnerabilities }}</text:span></text:p>
      <text:p><text:span text:style-name="Bold">High Severity: </text:span><text:span>{{ high_severity }}</text:span></text:p>
      <text:p><text:span text:style-name="Bold">Moderate Severity: </text:span><text:span>{{ moderate_severity }}</text:span></text:p>
      <text:p><text:span text:style-name="Bold">Low Severity: </text:span><text:span>{{ low_severity }}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Bold" style:family="text" style:display-name="Bold"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